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für den 12.02.2021</text:h>
      <text:p text:style-name="Standard"/>
      <text:p text:style-name="Standard">1. Erstellt bitte einen Api-Controller <text:s/>für die Autoren namens „ApiAuthorController“ in app/Controllers/Api. Für die show-, update- und destroy-Funktionen benutzt bitte die ID ($id) als Parameter. Implementiert hier bitte auch die notwendigen Fehler-Behandlungen (Validierung und <text:s/>try/catch für generelle Fehler-Behandlung)</text:p>
      <text:list xml:id="list1835931126982752595" text:style-name="L1">
        <text:list-header>
          <text:p text:style-name="P1"/>
        </text:list-header>
      </text:list>
      <text:p text:style-name="Standard">2. Erstellt bitte eine ApiAuthorRequest Klasse analog zur ApiTodoRequest Klasse, zwecks Validierung per API-Request. Benutzt diese bitte im ApiAuthorController zur Validierung. </text:p>
      <text:p text:style-name="Standard"/>
      <text:p text:style-name="Standard">3. Erstellt bitt eine Resource Klasse „AuthorResource“, die folgende Attribute zurückgeben soll:</text:p>
      <text:list xml:id="list9053280318651106446" text:style-name="L2">
        <text:list-item>
          <text:p text:style-name="P2">id</text:p>
        </text:list-item>
        <text:list-item>
          <text:p text:style-name="P2">firstname</text:p>
        </text:list-item>
        <text:list-item>
          <text:p text:style-name="P2">lastname</text:p>
        </text:list-item>
        <text:list-item>
          <text:p text:style-name="P2">name (kommt von $appends)</text:p>
        </text:list-item>
      </text:list>
      <text:p text:style-name="Standard">Benutzt diese Resource-Klasse <text:s/>im <text:s/>ApiAuthorController für die Präparierung der Daten, die json-formatiert in den einzelnen Funktionen zurückgegeben werden sollen.</text:p>
      <text:p text:style-name="Standard"/>
      <text:p text:style-name="Standard">4. Erstellt analog zu den API-Todo Routen in routes/api.php die notwendigen Routen für den Api-Request der Autoren.</text:p>
      <text:p text:style-name="Standard"/>
      <text:p text:style-name="Standard"><text:s/>5. Erstellt in Postman eine neue „Collection“, um die 5 Api-Requests dort anzulegen und zu prüf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2-03T16:28:15</meta:creation-date>
    <dc:date>2021-02-11T13:39:10</dc:date>
    <dc:creator>Bernd Engels</dc:creator>
    <meta:editing-duration>PT26M19S</meta:editing-duration>
    <meta:editing-cycles>7</meta:editing-cycles>
    <meta:generator>OpenOffice/4.1.1$Unix OpenOffice.org_project/411m6$Build-9775</meta:generator>
    <meta:document-statistic meta:table-count="0" meta:image-count="0" meta:object-count="0" meta:page-count="1" meta:paragraph-count="11" meta:word-count="138" meta:character-count="1048"/>
  </office:meta>
</office:document-meta>
</file>